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932c" officeooo:paragraph-rsid="0008000e"/>
    </style:style>
    <style:style style:name="P2" style:family="paragraph" style:parent-style-name="Standard">
      <style:text-properties fo:font-size="15pt" officeooo:rsid="00140fc2" officeooo:paragraph-rsid="0008000e" style:font-size-asian="13.1000003814697pt" style:font-size-complex="15pt"/>
    </style:style>
    <style:style style:name="P3" style:family="paragraph" style:parent-style-name="Standard">
      <style:text-properties fo:font-size="15pt" officeooo:rsid="0014647a" officeooo:paragraph-rsid="0009b0ea" style:font-size-asian="13.1000003814697pt" style:font-size-complex="15pt"/>
    </style:style>
    <style:style style:name="P4" style:family="paragraph" style:parent-style-name="Standard">
      <style:text-properties fo:font-size="18pt" officeooo:rsid="00140fc2" officeooo:paragraph-rsid="0008000e" style:font-size-asian="15.75pt" style:font-size-complex="18pt"/>
    </style:style>
    <style:style style:name="P5" style:family="paragraph" style:parent-style-name="Standard">
      <style:text-properties fo:font-size="18pt" officeooo:rsid="00140fc2" officeooo:paragraph-rsid="0008000e" style:font-size-asian="18pt" style:font-size-complex="18pt"/>
    </style:style>
    <style:style style:name="P6" style:family="paragraph" style:parent-style-name="Standard">
      <style:text-properties fo:font-size="12pt" officeooo:rsid="0014647a" officeooo:paragraph-rsid="0009b0ea" style:font-size-asian="12pt" style:font-size-complex="12pt"/>
    </style:style>
    <style:style style:name="T1" style:family="text">
      <style:text-properties officeooo:rsid="0008000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0fc2" style:font-size-asian="12pt" style:font-size-complex="12pt"/>
    </style:style>
    <style:style style:name="T4" style:family="text">
      <style:text-properties fo:font-size="12pt" officeooo:rsid="0014647a" style:font-size-asian="12pt" style:font-size-complex="12pt"/>
    </style:style>
    <style:style style:name="T5" style:family="text">
      <style:text-properties fo:font-size="12pt" officeooo:rsid="000d355d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gMeta</text:p>
      <text:p text:style-name="P1">name: <text:span text:style-name="T1">What is Programming/coding?</text:span></text:p>
      <text:p text:style-name="P1">completionMethod: manual</text:p>
      <text:p text:style-name="P1"/>
      <text:p text:style-name="P5">What is Programming/Coding?</text:p>
      <text:p text:style-name="P4"/>
      <text:p text:style-name="P2">Computer programming, also known as coding ,is the process of creating software .But what exactly is softwareand how it made?</text:p>
      <text:p text:style-name="P2"/>
      <text:p text:style-name="P1">Do log ko mil kar sabse pehle yeh videos dekhni hai</text:p>
      <text:p text:style-name="P1"/>
      <text:p text:style-name="P1">@[youtube](<text:span text:style-name="T3">cKhVupvyhKk</text:span>)</text:p>
      <text:p text:style-name="P1"/>
      <text:p text:style-name="P1">@[youtube](<text:span text:style-name="T4">gqJ33yLHozY</text:span><text:span text:style-name="T5">ss</text:span>)</text:p>
      <text:p text:style-name="P1"/>
      <text:p text:style-name="P1">Ab aapko 30 mins ke liye aapas mei english mei inn topics ke baarein mei baat karni hai.</text:p>
      <text:p text:style-name="P1">Baat karte karte, aap observe karein, ki aap kitne tech words use kar paa rahe hai.</text:p>
      <text:p text:style-name="P1"/>
      <text:p text:style-name="P1">Aur agar aapka partner koi aisa tech word bolta hai, jo aapko nahi pata, ya aap generally use nahi kartein. Inn words ko bhi samajhne ki phir koshish karein.</text:p>
      <text:p text:style-name="P1"/>
      <text:p text:style-name="P1">Iss discussion ko karte hue, aap inn points ke baarein mei bhi soch sakte hai:</text:p>
      <text:p text:style-name="P1"/>
      <text:p text:style-name="P6">1. What is Programming/Coding?</text:p>
      <text:p text:style-name="P6">2. Why to use Programming/Coding?</text:p>
      <text:p text:style-name="P6">3. What can i do with Programming?</text:p>
      <text:p text:style-name="P3"><text:span text:style-name="T2">4. What do you think about programming. <text:s text:c="6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8:49:38.940102119</meta:creation-date>
    <dc:date>2018-11-29T09:34:23.833580544</dc:date>
    <meta:editing-duration>PT1M50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6" meta:word-count="144" meta:character-count="917" meta:non-whitespace-character-count="728"/>
  </office:meta>
</office:document-meta>
</file>